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5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63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40.75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34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70.66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48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Blat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style-name="ce6" table:number-columns-repeated="8"/>
          <table:table-cell table:style-name="ce6" office:value-type="string">
            <text:p>Bestellung 7.6.16</text:p>
          </table:table-cell>
          <table:table-cell table:style-name="ce6" table:number-columns-repeated="1006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rduino Nano</text:p>
          </table:table-cell>
          <table:table-cell table:style-name="ce3" office:value-type="string">
            <text:p><text:a xlink:href="https://www.amazon.de/gp/product/B01BN1C54S/ref=oh_aui_detailpage_o07_s00?ie=UTF8&amp;psc=1" xlink:type="simple">https://www.amazon.de/gp/product/B01BN1C54S/ref=oh_aui_detailpage_o07_s00?ie=UTF8&amp;psc=1</text:a></text:p>
          </table:table-cell>
          <table:table-cell table:style-name="Gnumeric-default" office:value-type="float" office:value="5">
            <text:p>5</text:p>
          </table:table-cell>
          <table:table-cell table:style-name="ce5" office:value-type="float" office:value="17.97">
            <text:p>17,9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]/[.D2]*[.A2]" office:value-type="float" office:value="0">
            <text:p>0</text:p>
          </table:table-cell>
          <table:table-cell table:style-name="Gnumeric-default" table:formula="of:=[.E2]/[.D2]*[.A2]" office:value-type="float" office:value="3.594">
            <text:p>3,594</text:p>
          </table:table-cell>
          <table:table-cell table:style-name="Gnumeric-default" table:formula="of:=[.H2]+[.F2]/[.D2]" office:value-type="float" office:value="3.594">
            <text:p>3,59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Bluetooth HC-06</text:p>
          </table:table-cell>
          <table:table-cell table:style-name="Gnumeric-default" office:value-type="string">
            <text:p>https://www.amazon.de/gp/product/B00GAXG9A6/ref=oh_aui_detailpage_o00_s00?ie=UTF8&amp;psc=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.44">
            <text:p>5,4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3]/[.D3]*[.A3]" office:value-type="float" office:value="0">
            <text:p>0</text:p>
          </table:table-cell>
          <table:table-cell table:style-name="Gnumeric-default" table:formula="of:=[.E3]/[.D3]*[.A3]" office:value-type="float" office:value="5.44">
            <text:p>5,44</text:p>
          </table:table-cell>
          <table:table-cell table:style-name="Gnumeric-default" table:formula="of:=[.H3]+[.F3]/[.D3]" office:value-type="float" office:value="5.44">
            <text:p>5,4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ransmitter 433MHz</text:p>
          </table:table-cell>
          <table:table-cell table:style-name="Gnumeric-default" office:value-type="string">
            <text:p>http://www.amazon.de/gp/product/B010SR8J4I?psc=1&amp;redirect=true&amp;ref_=oh_aui_detailpage_o09_s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.99">
            <text:p>6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4]/[.D4]*[.A4]" office:value-type="float" office:value="0">
            <text:p>0</text:p>
          </table:table-cell>
          <table:table-cell table:style-name="Gnumeric-default" table:formula="of:=[.E4]/[.D4]*[.A4]" office:value-type="float" office:value="1.398">
            <text:p>1,398</text:p>
          </table:table-cell>
          <table:table-cell table:style-name="Gnumeric-default" table:formula="of:=[.H4]+[.F4]/[.D4]" office:value-type="float" office:value="1.398">
            <text:p>1,398</text:p>
          </table:table-cell>
          <table:table-cell table:style-name="Gnumeric-default" table:number-columns-repeated="1015"/>
        </table:table-row>
        <table:table-row table:style-name="ro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S18B20 wasserdicht 2Meter</text:p>
          </table:table-cell>
          <table:table-cell table:style-name="ce3" office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.85">
            <text:p>18,8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5]/[.D5]*[.A5]" office:value-type="float" office:value="0">
            <text:p>0</text:p>
          </table:table-cell>
          <table:table-cell table:style-name="Gnumeric-default" table:formula="of:=[.E5]/[.D5]*[.A5]" office:value-type="float" office:value="1.885">
            <text:p>1,885</text:p>
          </table:table-cell>
          <table:table-cell table:style-name="Gnumeric-default" table:formula="of:=[.H5]+[.F5]/[.D5]" office:value-type="float" office:value="1.885">
            <text:p>1,88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ezzo Buzzer</text:p>
          </table:table-cell>
          <table:table-cell table:style-name="Gnumeric-default" office:value-type="string">
            <text:p>http://www.amazon.de/gp/product/B00J4BK0NS?psc=1&amp;redirect=true&amp;ref_=oh_aui_detailpage_o00_s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.21">
            <text:p>5,2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6]/[.D6]*[.A6]" office:value-type="float" office:value="0">
            <text:p>0</text:p>
          </table:table-cell>
          <table:table-cell table:style-name="Gnumeric-default" table:formula="of:=[.E6]/[.D6]*[.A6]" office:value-type="float" office:value="0.2605">
            <text:p>0,2605</text:p>
          </table:table-cell>
          <table:table-cell table:style-name="Gnumeric-default" table:formula="of:=[.H6]+[.F6]/[.D6]" office:value-type="float" office:value="0.2605">
            <text:p>0,2605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Gehäuse KEMO GEH KSB 01B 101x60x26 (G01B 9V)</text:p>
          </table:table-cell>
          <table:table-cell table:style-name="Gnumeric-default" office:value-type="string">
            <text:p>https://www.reichelt.de/index.html?ACTION=3;ARTICLE=73220;SEARCH=GEH%20KSB%2001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.65">
            <text:p>1,65</text:p>
          </table:table-cell>
          <table:table-cell table:style-name="Gnumeric-default" office:value-type="float" office:value="4.99">
            <text:p>4,99</text:p>
          </table:table-cell>
          <table:table-cell table:style-name="Gnumeric-default" table:formula="of:=[.F7]/[.D7]*[.A7]" office:value-type="float" office:value="4.99">
            <text:p>4,99</text:p>
          </table:table-cell>
          <table:table-cell table:style-name="Gnumeric-default" table:formula="of:=[.E7]/[.D7]*[.A7]" office:value-type="float" office:value="1.65">
            <text:p>1,65</text:p>
          </table:table-cell>
          <table:table-cell table:style-name="Gnumeric-default" table:formula="of:=[.H7]+[.F7]/[.D7]" office:value-type="float" office:value="6.64">
            <text:p>6,6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9V Batterieclip</text:p>
          </table:table-cell>
          <table:table-cell table:style-name="Gnumeric-default" office:value-type="string">
            <text:p>http://www.amazon.de/gp/product/B00HUH9IWM?keywords=9v%20Batterieclip&amp;qid=1449409251&amp;ref_=sr_1_3&amp;sr=8-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65">
            <text:p>2,6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8]/[.D8]*[.A8]" office:value-type="float" office:value="0">
            <text:p>0</text:p>
          </table:table-cell>
          <table:table-cell table:style-name="Gnumeric-default" table:formula="of:=[.E8]/[.D8]*[.A8]" office:value-type="float" office:value="0.1325">
            <text:p>0,1325</text:p>
          </table:table-cell>
          <table:table-cell table:style-name="Gnumeric-default" table:formula="of:=[.H8]+[.F8]/[.D8]" office:value-type="float" office:value="0.1325">
            <text:p>0,13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150kOhm BatterieSPannungsteiler</text:p>
          </table:table-cell>
          <table:table-cell table:style-name="Gnumeric-default" office:value-type="string">
            <text:p>https://www.amazon.de/gp/product/B00I9YY6GS/ref=ox_sc_act_title_2?ie=UTF8&amp;psc=1&amp;smid=A18RZZ15309PCR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1.99">
            <text:p>1,99</text:p>
          </table:table-cell>
          <table:table-cell table:style-name="Gnumeric-default" table:formula="of:=[.F9]/[.D9]*[.A9]" office:value-type="float" office:value="0.0995">
            <text:p>0,0995</text:p>
          </table:table-cell>
          <table:table-cell table:style-name="Gnumeric-default" table:formula="of:=[.E9]/[.D9]*[.A9]" office:value-type="float" office:value="0.0645">
            <text:p>0,0645</text:p>
          </table:table-cell>
          <table:table-cell table:style-name="Gnumeric-default" table:formula="of:=[.H9]+[.F9]/[.D9]" office:value-type="float" office:value="0.164">
            <text:p>0,164</text:p>
          </table:table-cell>
          <table:table-cell table:style-name="Gnumeric-default" table:number-columns-repeated="1015"/>
        </table:table-row>
        <table:table-row table:style-name="ro4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7kOhm BatterieSPannungsteiler</text:p>
          </table:table-cell>
          <table:table-cell table:style-name="ce3" office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0]/[.D10]*[.A10]" office:value-type="float" office:value="0">
            <text:p>0</text:p>
          </table:table-cell>
          <table:table-cell table:style-name="Gnumeric-default" table:formula="of:=[.E10]/[.D10]*[.A10]" office:value-type="float" office:value="0.0645">
            <text:p>0,0645</text:p>
          </table:table-cell>
          <table:table-cell table:style-name="Gnumeric-default" table:formula="of:=[.H10]+[.F10]/[.D10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330Ohm on off led</text:p>
          </table:table-cell>
          <table:table-cell table:style-name="Gnumeric-default" office:value-type="string">
            <text:p>https://www.amazon.de/gp/product/B00I8NOICW/ref=ox_sc_act_title_1?ie=UTF8&amp;psc=1&amp;smid=A18RZZ15309PCR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1]/[.D11]*[.A11]" office:value-type="float" office:value="0">
            <text:p>0</text:p>
          </table:table-cell>
          <table:table-cell table:style-name="Gnumeric-default" table:formula="of:=[.E11]/[.D11]*[.A11]" office:value-type="float" office:value="0.043">
            <text:p>0,043</text:p>
          </table:table-cell>
          <table:table-cell table:style-name="Gnumeric-default" table:formula="of:=[.H11]+[.F11]/[.D11]" office:value-type="float" office:value="0.043">
            <text:p>0,043</text:p>
          </table:table-cell>
          <table:table-cell table:style-name="Gnumeric-default" table:number-columns-repeated="1015"/>
        </table:table-row>
        <table:table-row table:style-name="ro5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Widerstand 4,7KOhm DS18B20</text:p>
          </table:table-cell>
          <table:table-cell table:style-name="Gnumeric-default"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9">
            <text:p>1,2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2]/[.D12]*[.A12]" office:value-type="float" office:value="0">
            <text:p>0</text:p>
          </table:table-cell>
          <table:table-cell table:style-name="Gnumeric-default" table:formula="of:=[.E12]/[.D12]*[.A12]" office:value-type="float" office:value="0.0645">
            <text:p>0,0645</text:p>
          </table:table-cell>
          <table:table-cell table:style-name="Gnumeric-default" table:formula="of:=[.H12]+[.F12]/[.D12]" office:value-type="float" office:value="0.0645">
            <text:p>0,064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ce2" office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table:style-name="Gnumeric-default" office:value-type="string">
            <text:p>https://www.amazon.de/gp/css/order-history/ref=nav_youraccount_order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5.73">
            <text:p>5,73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F13]/[.D13]*[.A13]" office:value-type="float" office:value="0.025">
            <text:p>0,025</text:p>
          </table:table-cell>
          <table:table-cell table:style-name="Gnumeric-default" table:formula="of:=[.E13]/[.D13]*[.A13]" office:value-type="float" office:value="0.071625">
            <text:p>0,071625</text:p>
          </table:table-cell>
          <table:table-cell table:style-name="Gnumeric-default" table:formula="of:=[.H13]+[.F13]/[.D13]" office:value-type="float" office:value="0.096625">
            <text:p>0,096625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ini Kipp Schalter</text:p>
          </table:table-cell>
          <table:table-cell table:style-name="Gnumeric-default" office:value-type="string">
            <text:p>https://www.amazon.de/gp/product/B00R1LKWCM/ref=ox_sc_act_title_1?ie=UTF8&amp;psc=1&amp;smid=A3JWKAKR8XB7XF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6.07">
            <text:p>16,07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4]/[.D14]*[.A14]" office:value-type="float" office:value="0">
            <text:p>0</text:p>
          </table:table-cell>
          <table:table-cell table:style-name="Gnumeric-default" table:formula="of:=[.E14]/[.D14]*[.A14]" office:value-type="float" office:value="0.1607">
            <text:p>0,1607</text:p>
          </table:table-cell>
          <table:table-cell table:style-name="Gnumeric-default" table:formula="of:=[.H14]+[.F14]/[.D14]" office:value-type="float" office:value="0.1607">
            <text:p>0,1607</text:p>
          </table:table-cell>
          <table:table-cell table:style-name="Gnumeric-default" table:number-columns-repeated="1015"/>
        </table:table-row>
        <table:table-row table:style-name="ro6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Home Easy Funkschaltsteckdosen HE808S</text:p>
          </table:table-cell>
          <table:table-cell table:style-name="Gnumeric-default" office:value-type="string">
            <text:p>http://www.amazon.de/gp/product/B006H0XNFQ?psc=1&amp;redirect=true&amp;ref_=oh_aui_detailpage_o05_s00</text:p>
          </table:table-cell>
          <table:table-cell table:style-name="Gnumeric-default" office:value-type="float" office:value="3">
            <text:p>3</text:p>
          </table:table-cell>
          <table:table-cell table:style-name="ce5" office:value-type="float" office:value="31.45">
            <text:p>31,4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5]/[.D15]*[.A15]" office:value-type="float" office:value="0">
            <text:p>0</text:p>
          </table:table-cell>
          <table:table-cell table:style-name="Gnumeric-default" table:formula="of:=[.E15]/[.D15]*[.A15]" office:value-type="float" office:value="10.4833333333333">
            <text:p>10,4833333333333</text:p>
          </table:table-cell>
          <table:table-cell table:style-name="Gnumeric-default" table:formula="of:=[.H15]+[.F15]/[.D15]" office:value-type="float" office:value="10.4833333333333">
            <text:p>10,4833333333333</text:p>
          </table:table-cell>
          <table:table-cell table:style-name="Gnumeric-default" table:number-columns-repeated="1015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 x Kabeldurchführungstülle, Gummitülle, Kabeltülle, Kabelschutz, KD: 4mm ID: 6,2mm </text:p>
          </table:table-cell>
          <table:table-cell table:style-name="Gnumeric-default" office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.99">
            <text:p>1,99</text:p>
          </table:table-cell>
          <table:table-cell table:style-name="Gnumeric-default" office:value-type="float" office:value="2.5">
            <text:p>2,5</text:p>
          </table:table-cell>
          <table:table-cell table:style-name="Gnumeric-default" table:formula="of:=[.F16]/[.D16]*[.A16]" office:value-type="float" office:value="0.25">
            <text:p>0,25</text:p>
          </table:table-cell>
          <table:table-cell table:style-name="Gnumeric-default" table:formula="of:=[.E16]/[.D16]*[.A16]" office:value-type="float" office:value="0.199">
            <text:p>0,199</text:p>
          </table:table-cell>
          <table:table-cell table:style-name="Gnumeric-default" table:formula="of:=[.H16]+[.F16]/[.D16]" office:value-type="float" office:value="0.449">
            <text:p>0,44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Sekundenkleber</text:p>
          </table:table-cell>
          <table:table-cell table:style-name="Gnumeric-default" office:value-type="string">
            <text:p>http://www.amazon.de/gp/product/B00M94A20I?keywords=sekundenkleber&amp;qid=1449411101&amp;ref_=sr_ph&amp;sr=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.79">
            <text:p>2,7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17]/[.D17]*[.A17]" office:value-type="float" office:value="0.02">
            <text:p>0,02</text:p>
          </table:table-cell>
          <table:table-cell table:style-name="Gnumeric-default" table:formula="of:=[.E17]/[.D17]*[.A17]" office:value-type="float" office:value="0.0558">
            <text:p>0,0558</text:p>
          </table:table-cell>
          <table:table-cell table:style-name="Gnumeric-default" table:formula="of:=[.H17]+[.F17]/[.D17]" office:value-type="float" office:value="0.2558">
            <text:p>0,255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schwarz (keine versandkosten schon obe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8]/[.D18]*[.A18]" office:value-type="float" office:value="0">
            <text:p>0</text:p>
          </table:table-cell>
          <table:table-cell table:style-name="Gnumeric-default" table:formula="of:=[.E18]/[.D18]*[.A18]" office:value-type="float" office:value="0.000606">
            <text:p>0,000606</text:p>
          </table:table-cell>
          <table:table-cell table:style-name="Gnumeric-default" table:formula="of:=[.H18]+[.F18]/[.D18]" office:value-type="float" office:value="0.000606">
            <text:p>0,0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2">
            <text:p>0,002</text:p>
          </table:table-cell>
          <table:table-cell table:style-name="Gnumeric-default" office:value-type="string">
            <text:p>Draht rot (keine versandkoste schon oben drin)</text:p>
          </table:table-cell>
          <table:table-cell table:style-name="Gnumeric-default" office:value-type="string">
            <text:p>http://www.amazon.de/Farbige-Kupferschaltlitze-Isolierung-1adrig-Farbe/dp/B0019R2WFE/ref=sr_1_2?s=diy&amp;ie=UTF8&amp;qid=1449411148&amp;sr=1-2&amp;keywords=litze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.03">
            <text:p>3,0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19]/[.D19]*[.A19]" office:value-type="float" office:value="0">
            <text:p>0</text:p>
          </table:table-cell>
          <table:table-cell table:style-name="Gnumeric-default" table:formula="of:=[.E19]/[.D19]*[.A19]" office:value-type="float" office:value="0.000606">
            <text:p>0,000606</text:p>
          </table:table-cell>
          <table:table-cell table:style-name="Gnumeric-default" table:formula="of:=[.H19]+[.F17]/[.D19]" office:value-type="float" office:value="0.100606">
            <text:p>0,10060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1">
            <text:p>0,1</text:p>
          </table:table-cell>
          <table:table-cell table:style-name="Gnumeric-default" office:value-type="string">
            <text:p>Lötzinn</text:p>
          </table:table-cell>
          <table:table-cell table:style-name="Gnumeric-default" office:value-type="string">
            <text:p>http://www.amazon.de/Silverline-AS15-L%C3%B6tzinn-100-g/dp/B000LFTN1G/ref=sr_1_1?s=diy&amp;ie=UTF8&amp;qid=1449411263&amp;sr=1-1&amp;keywords=L%C3%B6tzinn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4.73">
            <text:p>4,73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0]/[.D20]*[.A20]" office:value-type="float" office:value="0">
            <text:p>0</text:p>
          </table:table-cell>
          <table:table-cell table:style-name="Gnumeric-default" table:formula="of:=[.E20]/[.D20]*[.A20]" office:value-type="float" office:value="0.00473">
            <text:p>0,00473</text:p>
          </table:table-cell>
          <table:table-cell table:style-name="Gnumeric-default" table:formula="of:=[.H20]+[.F20]/[.D20]" office:value-type="float" office:value="0.00473">
            <text:p>0,0047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 als Power on indikator</text:p>
          </table:table-cell>
          <table:table-cell table:style-name="Gnumeric-default" office:value-type="string">
            <text:p>http://www.amazon.de/Green-Yellow-Assorted-Emitting-Diodes/dp/B0087ZT1VO/ref=sr_1_3?ie=UTF8&amp;qid=1449413962&amp;sr=8-3&amp;keywords=pin+led+red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2.35">
            <text:p>2,35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1]/[.D21]*[.A21]" office:value-type="float" office:value="0">
            <text:p>0</text:p>
          </table:table-cell>
          <table:table-cell table:style-name="Gnumeric-default" table:formula="of:=[.E21]/[.D21]*[.A21]" office:value-type="float" office:value="0.0313333333333333">
            <text:p>0,0313333333333</text:p>
          </table:table-cell>
          <table:table-cell table:style-name="Gnumeric-default" table:formula="of:=[.H21]+[.F21]/[.D21]" office:value-type="float" office:value="0.0313333333333333">
            <text:p>0,0313333333333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IP-4 Drucktaster 6x6x5mm DC12V 50mA</text:p>
          </table:table-cell>
          <table:table-cell table:style-name="Gnumeric-default" office:value-type="string">
            <text:p>https://www.amazon.de/gp/product/B00D82M9LA/ref=oh_aui_search_detailpage?ie=UTF8&amp;psc=1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.28">
            <text:p>1,28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F22]/[.D22]*[.A22]" office:value-type="float" office:value="0.01">
            <text:p>0,01</text:p>
          </table:table-cell>
          <table:table-cell table:style-name="Gnumeric-default" table:formula="of:=[.E22]/[.D22]*[.A22]" office:value-type="float" office:value="0.0128">
            <text:p>0,0128</text:p>
          </table:table-cell>
          <table:table-cell table:style-name="Gnumeric-default" table:formula="of:=[.H22]+[.F22]/[.D22]" office:value-type="float" office:value="0.0228">
            <text:p>0,0228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0.001">
            <text:p>0,001</text:p>
          </table:table-cell>
          <table:table-cell table:style-name="Gnumeric-default" office:value-type="string">
            <text:p>Isolierband - Länge 25mt. - Breite 15mm. - Schwarz </text:p>
          </table:table-cell>
          <table:table-cell table:style-name="Gnumeric-default" office:value-type="string">
            <text:p>https://www.amazon.de/Isolierband-L%C3%A4nge-25mt-Breite-Schwarz/dp/B00EAQPH2Q/ref=sr_1_2?s=diy&amp;ie=UTF8&amp;qid=1470813152&amp;sr=1-2&amp;keywords=isolierband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.4">
            <text:p>4,4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3]/[.D23]*[.A23]" office:value-type="float" office:value="0">
            <text:p>0</text:p>
          </table:table-cell>
          <table:table-cell table:style-name="Gnumeric-default" table:formula="of:=[.E23]/[.D23]*[.A23]" office:value-type="float" office:value="0.000176">
            <text:p>0,000176</text:p>
          </table:table-cell>
          <table:table-cell table:style-name="Gnumeric-default" table:formula="of:=[.H23]+[.F23]/[.D23]" office:value-type="float" office:value="0.000176">
            <text:p>0,00017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latine</text:p>
          </table:table-cell>
          <table:table-cell table:style-name="Gnumeric-default" office:value-type="string">
            <text:p>elecrow.com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table:formula="of:=[.F24]/[.D24]*[.A24]" office:value-type="float" office:value="0.8">
            <text:p>0,8</text:p>
          </table:table-cell>
          <table:table-cell table:style-name="Gnumeric-default" table:formula="of:=[.E24]/[.D24]*[.A24]" office:value-type="float" office:value="1.4">
            <text:p>1,4</text:p>
          </table:table-cell>
          <table:table-cell table:style-name="Gnumeric-default" table:formula="of:=[.H24]+[.F24]/[.D24]" office:value-type="float" office:value="2.2">
            <text:p>2,2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Typenschild</text:p>
          </table:table-cell>
          <table:table-cell table:style-name="Gnumeric-default" office:value-type="string">
            <text:p>Wir-machen-druck.de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2.9">
            <text:p>12,9</text:p>
          </table:table-cell>
          <table:table-cell table:style-name="Gnumeric-default" office:value-type="float" office:value="3.9">
            <text:p>3,9</text:p>
          </table:table-cell>
          <table:table-cell table:style-name="Gnumeric-default" table:formula="of:=[.F25]/[.D25]*[.A25]" office:value-type="float" office:value="0.052">
            <text:p>0,052</text:p>
          </table:table-cell>
          <table:table-cell table:style-name="Gnumeric-default" table:formula="of:=[.E25]/[.D25]*[.A25]" office:value-type="float" office:value="0.172">
            <text:p>0,172</text:p>
          </table:table-cell>
          <table:table-cell table:style-name="Gnumeric-default" table:formula="of:=[.H25]+[.F25]/[.D25]" office:value-type="float" office:value="0.224">
            <text:p>0,224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33.33">
            <text:p>33,33</text:p>
          </table:table-cell>
          <table:table-cell table:style-name="Gnumeric-default" office:value-type="string">
            <text:p>Papier (Rechnung+Bedienungsanleitung + Versandetikett)</text:p>
          </table:table-cell>
          <table:table-cell table:style-name="Gnumeric-default" office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table:style-name="Gnumeric-default" office:value-type="float" office:value="500">
            <text:p>500</text:p>
          </table:table-cell>
          <table:table-cell table:style-name="Gnumeric-default" office:value-type="float" office:value="8.66">
            <text:p>8,66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6]/[.D26]*[.A26]" office:value-type="float" office:value="0">
            <text:p>0</text:p>
          </table:table-cell>
          <table:table-cell table:style-name="Gnumeric-default" table:formula="of:=[.E26]/[.D26]*[.A26]" office:value-type="float" office:value="0.5772756">
            <text:p>0,5772756</text:p>
          </table:table-cell>
          <table:table-cell table:style-name="Gnumeric-default" table:formula="of:=[.H26]+[.F26]/[.D26]" office:value-type="float" office:value="0.5772756">
            <text:p>0,5772756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Versand DHL Versichert 2kg</text:p>
          </table:table-cell>
          <table:table-cell table:style-name="Gnumeric-default" office:value-type="string">
            <text:p>dhl.d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.99">
            <text:p>4,99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F27]/[.D27]*[.A27]" office:value-type="float" office:value="0">
            <text:p>0</text:p>
          </table:table-cell>
          <table:table-cell table:style-name="Gnumeric-default" table:formula="of:=[.E27]/[.D27]*[.A27]" office:value-type="float" office:value="4.99">
            <text:p>4,99</text:p>
          </table:table-cell>
          <table:table-cell table:style-name="Gnumeric-default" table:formula="of:=[.H27]+[.F27]/[.D27]" office:value-type="float" office:value="4.99">
            <text:p>4,99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/>
          <table:table-cell table:style-name="Gnumeric-default" office:value-type="string">
            <text:p>Summe</text:p>
          </table:table-cell>
          <table:table-cell table:style-name="Gnumeric-default" table:number-columns-repeated="3"/>
          <table:table-cell table:style-name="Gnumeric-default" table:formula="of:=SUM([.F2:.F27])" office:value-type="float" office:value="25.38">
            <text:p>25,38</text:p>
          </table:table-cell>
          <table:table-cell table:style-name="Gnumeric-default" table:formula="of:=SUM([.G2:.G27])" office:value-type="float" office:value="6.2465">
            <text:p>6,2465</text:p>
          </table:table-cell>
          <table:table-cell table:style-name="Gnumeric-default" table:formula="of:=SUM([.H2:.H27])" office:value-type="float" office:value="32.7564852666667">
            <text:p>32,7564852666667</text:p>
          </table:table-cell>
          <table:table-cell table:style-name="Gnumeric-default" table:formula="of:=SUM([.I2:.I27])" office:value-type="float" office:value="39.2829852666667">
            <text:p>39,2829852666667</text:p>
          </table:table-cell>
          <table:table-cell table:style-name="Gnumeric-default" table:number-columns-repeated="1015"/>
        </table:table-row>
        <table:table-row table:style-name="ro1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style-name="Gnumeric-default" table:number-columns-repeated="4"/>
          <table:table-cell table:style-name="ce5"/>
          <table:table-cell table:style-name="Gnumeric-default"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Gnumeric-default"/>
          <table:table-cell table:style-name="Gnumeric-default" office:value-type="string">
            <text:p>Kosten ProfiCook</text:p>
          </table:table-cell>
          <table:table-cell table:style-name="Gnumeric-default" table:number-columns-repeated="6"/>
          <table:table-cell table:style-name="Gnumeric-default" table:formula="of:=[.I2]+[.I3]+[.I6]+[.I17]+[.I18]+[.I19]+[.I20]+[.I21]+[.I22]" office:value-type="float" office:value="9.71037533333334">
            <text:p>9,7103753333333</text:p>
          </table:table-cell>
          <table:table-cell table:style-name="Gnumeric-default" table:number-columns-repeated="1015"/>
        </table:table-row>
        <table:table-row table:style-name="ro7">
          <table:table-cell table:style-name="Gnumeric-default" table:number-columns-repeated="12"/>
          <table:table-cell table:style-name="Gnumeric-default" table:formula="of:=SUM([.M2:.M36])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8"/>
          <table:table-cell table:style-name="Gnumeric-default" table:formula="of:=[.M40]/5" office:value-type="float" office:value="0">
            <text:p>0</text:p>
          </table:table-cell>
          <table:table-cell table:style-name="Gnumeric-default" table:number-columns-repeated="1011"/>
        </table:table-row>
        <table:table-row table:style-name="ro7">
          <table:table-cell table:style-name="Gnumeric-default" table:number-columns-repeated="3"/>
          <table:table-cell table:style-name="ce4"/>
          <table:table-cell table:style-name="Gnumeric-default" table:number-columns-repeated="1020"/>
        </table:table-row>
        <table:table-row table:style-name="ro8">
          <table:table-cell table:number-columns-repeated="1024"/>
        </table:table-row>
        <table:table-row table:style-name="ro3">
          <table:table-cell table:style-name="Gnumeric-default" office:value-type="string">
            <text:p>Aufbauschritte</text:p>
          </table:table-cell>
          <table:table-cell table:style-name="Gnumeric-default" office:value-type="string">
            <text:p>Zeiten (min)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Bauteile darauflö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Gnumeric-default" office:value-type="string">
            <text:p>Bohren Gehäuse</text:p>
          </table:table-cell>
          <table:table-cell table:style-name="Gnumeric-default" office:value-type="float" office:value="5">
            <text:p>5</text:p>
          </table:table-cell>
          <table:table-cell table:style-name="Gnumeric-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Gnumeric-default" office:value-type="string">
            <text:p>Zusammenbau Gehäuse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Verpacken</text:p>
          </table:table-cell>
          <table:table-cell table:style-name="Gnumeric-default" office:value-type="float" office:value="12">
            <text:p>12</text:p>
          </table:table-cell>
          <table:table-cell table:style-name="Gnumeric-default" table:number-columns-repeated="1022"/>
        </table:table-row>
        <table:table-row table:style-name="ro3">
          <table:table-cell table:style-name="Gnumeric-default" office:value-type="string">
            <text:p>einstellen / einlernen / testen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number-columns-repeated="1022"/>
        </table:table-row>
        <table:table-row table:style-name="ro8" table:number-rows-repeated="5">
          <table:table-cell table:number-columns-repeated="1024"/>
        </table:table-row>
        <table:table-row table:style-name="ro3">
          <table:table-cell table:style-name="Gnumeric-default" office:value-type="string">
            <text:p>Summe</text:p>
          </table:table-cell>
          <table:table-cell table:style-name="Gnumeric-default" table:formula="of:=SUM([.B46:.B58])" office:value-type="float" office:value="47">
            <text:p>47</text:p>
          </table:table-cell>
          <table:table-cell table:style-name="Gnumeric-default" table:number-columns-repeated="1022"/>
        </table:table-row>
        <table:table-row table:style-name="ro8" table:number-rows-repeated="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Sheet1.$A$1" table:expression="#&quot;#bezug!&quot;"/>
          <table:named-expression table:name="Sheet_Title" table:base-cell-address="$Sheet1.$A$1" table:expression="&quot;Sheet1&quot;"/>
        </table:named-expressions>
      </table:table>
      <table:table table:name="Blatt1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0" table:number-columns-repeated="1015" table:default-cell-style-name="ce7"/>
        <table:table-row table:style-name="ro3">
          <table:table-cell table:style-name="ce1" office:value-type="string">
            <text:p>Anzahl benötigt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Anbieter</text:p>
          </table:table-cell>
          <table:table-cell table:style-name="ce1" office:value-type="string">
            <text:p>Enthalten</text:p>
          </table:table-cell>
          <table:table-cell table:style-name="ce1" office:value-type="string">
            <text:p>Preis komplett</text:p>
          </table:table-cell>
          <table:table-cell table:style-name="ce1" office:value-type="string">
            <text:p>Versandkosten</text:p>
          </table:table-cell>
          <table:table-cell table:style-name="ce1" office:value-type="string">
            <text:p>Versandkosten anteilig</text:p>
          </table:table-cell>
          <table:table-cell table:style-name="ce1" office:value-type="string">
            <text:p>Preis benötigt</text:p>
          </table:table-cell>
          <table:table-cell table:style-name="ce1" office:value-type="string">
            <text:p>Preis mit Versand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Arduino Nano</text:p>
          </table:table-cell>
          <table:table-cell office:value-type="string">
            <text:p>http://www.amazon.de/gp/product/B013EEPAE4?psc=1&amp;redirect=true&amp;ref_=oh_aui_detailpage_o06_s00</text:p>
          </table:table-cell>
          <table:table-cell office:value-type="float" office:value="5">
            <text:p>5</text:p>
          </table:table-cell>
          <table:table-cell table:style-name="ce5" office:value-type="float" office:value="15.23">
            <text:p>15,23</text:p>
          </table:table-cell>
          <table:table-cell office:value-type="float" office:value="1.99">
            <text:p>1,99</text:p>
          </table:table-cell>
          <table:table-cell table:formula="of:=[.F2]/[.D2]*[.A2]" office:value-type="float" office:value="0">
            <text:p>0</text:p>
          </table:table-cell>
          <table:table-cell table:formula="of:=[.E2]/[.D2]*[.A2]" office:value-type="float" office:value="0">
            <text:p>0</text:p>
          </table:table-cell>
          <table:table-cell table:formula="of:=[.H2]+[.F2]/[.D2]" office:value-type="float" office:value="0.398">
            <text:p>0,398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uetooth HC-06</text:p>
          </table:table-cell>
          <table:table-cell office:value-type="string">
            <text:p>http://www.amazon.de/EasyWordMall-Bluetooth-Transceiver-Wireless-Arduino/dp/B00VJACCP6/ref=sr_1_2?s=computers&amp;ie=UTF8&amp;qid=1449408451&amp;sr=1-2&amp;keywords=HC-06</text:p>
          </table:table-cell>
          <table:table-cell office:value-type="float" office:value="1">
            <text:p>1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table:formula="of:=[.F3]/[.D3]*[.A3]" office:value-type="float" office:value="0">
            <text:p>0</text:p>
          </table:table-cell>
          <table:table-cell table:formula="of:=[.E3]/[.D3]*[.A3]" office:value-type="float" office:value="5.59">
            <text:p>5,59</text:p>
          </table:table-cell>
          <table:table-cell table:formula="of:=[.H3]+[.F3]/[.D3]" office:value-type="float" office:value="5.59">
            <text:p>5,59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ansmitter 433MHz</text:p>
          </table:table-cell>
          <table:table-cell office:value-type="string">
            <text:p>http://www.amazon.de/gp/product/B010SR8J4I?psc=1&amp;redirect=true&amp;ref_=oh_aui_detailpage_o09_s00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office:value-type="float" office:value="0">
            <text:p>0</text:p>
          </table:table-cell>
          <table:table-cell table:formula="of:=[.F4]/[.D4]*[.A4]" office:value-type="float" office:value="0">
            <text:p>0</text:p>
          </table:table-cell>
          <table:table-cell table:formula="of:=[.E4]/[.D4]*[.A4]" office:value-type="float" office:value="1.198">
            <text:p>1,198</text:p>
          </table:table-cell>
          <table:table-cell table:formula="of:=[.H4]+[.F4]/[.D4]" office:value-type="float" office:value="1.198">
            <text:p>1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Piezzo Buzzer</text:p>
          </table:table-cell>
          <table:table-cell office:value-type="string">
            <text:p>http://www.amazon.de/gp/product/B00J4BK0NS?psc=1&amp;redirect=true&amp;ref_=oh_aui_detailpage_o00_s00</text:p>
          </table:table-cell>
          <table:table-cell office:value-type="float" office:value="20">
            <text:p>20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table:formula="of:=[.F5]/[.D5]*[.A5]" office:value-type="float" office:value="0">
            <text:p>0</text:p>
          </table:table-cell>
          <table:table-cell table:formula="of:=[.E5]/[.D5]*[.A5]" office:value-type="float" office:value="0">
            <text:p>0</text:p>
          </table:table-cell>
          <table:table-cell table:formula="of:=[.H5]+[.F5]/[.D5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ehäuse KEMO GEH KSB 01B 101x60x26 (G01B 9V)</text:p>
          </table:table-cell>
          <table:table-cell office:value-type="string">
            <text:p>https://www.reichelt.de/index.html?ACTION=3;ARTICLE=73220;SEARCH=GEH%20KSB%2001B</text:p>
          </table:table-cell>
          <table:table-cell office:value-type="float" office:value="1">
            <text:p>1</text:p>
          </table:table-cell>
          <table:table-cell office:value-type="float" office:value="1.65">
            <text:p>1,65</text:p>
          </table:table-cell>
          <table:table-cell office:value-type="float" office:value="4.99">
            <text:p>4,99</text:p>
          </table:table-cell>
          <table:table-cell table:formula="of:=[.F6]/[.D6]*[.A6]" office:value-type="float" office:value="4.99">
            <text:p>4,99</text:p>
          </table:table-cell>
          <table:table-cell table:formula="of:=[.E6]/[.D6]*[.A6]" office:value-type="float" office:value="1.65">
            <text:p>1,65</text:p>
          </table:table-cell>
          <table:table-cell table:formula="of:=[.H6]+[.F6]/[.D6]" office:value-type="float" office:value="6.64">
            <text:p>6,64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9V Batterieclip</text:p>
          </table:table-cell>
          <table:table-cell office:value-type="string">
            <text:p>http://www.amazon.de/gp/product/B00HUH9IWM?keywords=9v%20Batterieclip&amp;qid=1449409251&amp;ref_=sr_1_3&amp;sr=8-3</text:p>
          </table:table-cell>
          <table:table-cell office:value-type="float" office:value="20">
            <text:p>2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  <table:table-cell table:formula="of:=[.F7]/[.D7]*[.A7]" office:value-type="float" office:value="0">
            <text:p>0</text:p>
          </table:table-cell>
          <table:table-cell table:formula="of:=[.E7]/[.D7]*[.A7]" office:value-type="float" office:value="0">
            <text:p>0</text:p>
          </table:table-cell>
          <table:table-cell table:formula="of:=[.H7]+[.F7]/[.D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100kOhm BatterieSPannungsteiler</text:p>
          </table:table-cell>
          <table:table-cell office:value-type="string">
            <text:p>http://www.amazon.de/Widerstand-St%C3%BCck-Metallschicht-Metallfilm-Widerst%C3%A4nde/dp/B00I8SHUE0/ref=sr_1_1?ie=UTF8&amp;qid=1449410330&amp;sr=8-1&amp;keywords=widerstand+100kohm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1.99">
            <text:p>1,99</text:p>
          </table:table-cell>
          <table:table-cell table:formula="of:=[.F8]/[.D8]*[.A8]" office:value-type="float" office:value="0">
            <text:p>0</text:p>
          </table:table-cell>
          <table:table-cell table:formula="of:=[.E8]/[.D8]*[.A8]" office:value-type="float" office:value="0">
            <text:p>0</text:p>
          </table:table-cell>
          <table:table-cell table:formula="of:=[.H8]+[.F8]/[.D8]" office:value-type="float" office:value="0.0995">
            <text:p>0,0995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330Ohm on off led</text:p>
          </table:table-cell>
          <table:table-cell office:value-type="string">
            <text:p>http://www.amazon.de/Widerstand-St%C3%BCck-Kohleschicht-Widerst%C3%A4nde-Resistor/dp/B00IYT10JY/ref=sr_1_4?ie=UTF8&amp;qid=1449414241&amp;sr=8-4&amp;keywords=widerstand+220</text:p>
          </table:table-cell>
          <table:table-cell office:value-type="float" office:value="30">
            <text:p>30</text:p>
          </table:table-cell>
          <table:table-cell office:value-type="float" office:value="2.29">
            <text:p>2,29</text:p>
          </table:table-cell>
          <table:table-cell office:value-type="float" office:value="0">
            <text:p>0</text:p>
          </table:table-cell>
          <table:table-cell table:formula="of:=[.F9]/[.D9]*[.A9]" office:value-type="float" office:value="0">
            <text:p>0</text:p>
          </table:table-cell>
          <table:table-cell table:formula="of:=[.E9]/[.D9]*[.A9]" office:value-type="float" office:value="0">
            <text:p>0</text:p>
          </table:table-cell>
          <table:table-cell table:formula="of:=[.H9]+[.F9]/[.D9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chalter</text:p>
          </table:table-cell>
          <table:table-cell office:value-type="string">
            <text:p>http://www.amazon.de/SODIAL-Stueck-125V-Amps-Position/dp/B00IIDY49E/ref=sr_1_13?ie=UTF8&amp;qid=1449410515&amp;sr=8-13&amp;keywords=kippschalter</text:p>
          </table:table-cell>
          <table:table-cell office:value-type="float" office:value="10">
            <text:p>10</text:p>
          </table:table-cell>
          <table:table-cell office:value-type="float" office:value="3.41">
            <text:p>3,41</text:p>
          </table:table-cell>
          <table:table-cell office:value-type="float" office:value="0">
            <text:p>0</text:p>
          </table:table-cell>
          <table:table-cell table:formula="of:=[.F10]/[.D10]*[.A10]" office:value-type="float" office:value="0">
            <text:p>0</text:p>
          </table:table-cell>
          <table:table-cell table:formula="of:=[.E10]/[.D10]*[.A10]" office:value-type="float" office:value="0.341">
            <text:p>0,341</text:p>
          </table:table-cell>
          <table:table-cell table:formula="of:=[.H10]+[.F10]/[.D10]" office:value-type="float" office:value="0.341">
            <text:p>0,341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abeldurchführungstülle, Gummitülle, Kabeltülle, Kabelschutz, KD: 3,2mm ID: 4,8mm </text:p>
          </table:table-cell>
          <table:table-cell office:value-type="string">
            <text:p>http://www.amazon.de/gp/product/B00P8ZTF1M?psc=1&amp;redirect=true&amp;ref_=oh_aui_detailpage_o01_s00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office:value-type="float" office:value="2.5">
            <text:p>2,5</text:p>
          </table:table-cell>
          <table:table-cell table:formula="of:=[.F11]/[.D11]*[.A11]" office:value-type="float" office:value="0.25">
            <text:p>0,25</text:p>
          </table:table-cell>
          <table:table-cell table:formula="of:=[.E11]/[.D11]*[.A11]" office:value-type="float" office:value="0.199">
            <text:p>0,199</text:p>
          </table:table-cell>
          <table:table-cell table:formula="of:=[.H11]+[.F11]/[.D11]" office:value-type="float" office:value="0.449">
            <text:p>0,44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Sekundenkleber</text:p>
          </table:table-cell>
          <table:table-cell office:value-type="string">
            <text:p>http://www.amazon.de/gp/product/B00M94A20I?keywords=sekundenkleber&amp;qid=1449411101&amp;ref_=sr_ph&amp;sr=1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office:value-type="float" office:value="1">
            <text:p>1</text:p>
          </table:table-cell>
          <table:table-cell table:formula="of:=[.F12]/[.D12]*[.A12]" office:value-type="float" office:value="0">
            <text:p>0</text:p>
          </table:table-cell>
          <table:table-cell table:formula="of:=[.E12]/[.D12]*[.A12]" office:value-type="float" office:value="0">
            <text:p>0</text:p>
          </table:table-cell>
          <table:table-cell table:formula="of:=[.H12]+[.F12]/[.D12]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blau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2.9">
            <text:p>2,9</text:p>
          </table:table-cell>
          <table:table-cell table:formula="of:=[.F13]/[.D13]*[.A13]" office:value-type="float" office:value="0">
            <text:p>0</text:p>
          </table:table-cell>
          <table:table-cell table:formula="of:=[.E13]/[.D13]*[.A13]" office:value-type="float" office:value="0">
            <text:p>0</text:p>
          </table:table-cell>
          <table:table-cell table:formula="of:=[.H13]+[.F13]/[.D13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schwarz (keine versandkosten schon obe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4]/[.D14]*[.A14]" office:value-type="float" office:value="0">
            <text:p>0</text:p>
          </table:table-cell>
          <table:table-cell table:formula="of:=[.E14]/[.D14]*[.A14]" office:value-type="float" office:value="0">
            <text:p>0</text:p>
          </table:table-cell>
          <table:table-cell table:formula="of:=[.H14]+[.F14]/[.D14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raht rot (keine versandkoste schon oben drin)</text:p>
          </table:table-cell>
          <table:table-cell office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>
            <text:p>10</text:p>
          </table:table-cell>
          <table:table-cell office:value-type="float" office:value="3.03">
            <text:p>3,03</text:p>
          </table:table-cell>
          <table:table-cell office:value-type="float" office:value="0">
            <text:p>0</text:p>
          </table:table-cell>
          <table:table-cell table:formula="of:=[.F15]/[.D15]*[.A15]" office:value-type="float" office:value="0">
            <text:p>0</text:p>
          </table:table-cell>
          <table:table-cell table:formula="of:=[.E15]/[.D15]*[.A15]" office:value-type="float" office:value="0">
            <text:p>0</text:p>
          </table:table-cell>
          <table:table-cell table:formula="of:=[.H15]+[.F13]/[.D15]" office:value-type="float" office:value="0.29">
            <text:p>0,2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ötzinn</text:p>
          </table:table-cell>
          <table:table-cell office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>
            <text:p>100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table:formula="of:=[.F16]/[.D16]*[.A16]" office:value-type="float" office:value="0">
            <text:p>0</text:p>
          </table:table-cell>
          <table:table-cell table:formula="of:=[.E16]/[.D16]*[.A16]" office:value-type="float" office:value="0">
            <text:p>0</text:p>
          </table:table-cell>
          <table:table-cell table:formula="of:=[.H16]+[.F16]/[.D16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D als Power on indikator</text:p>
          </table:table-cell>
          <table:table-cell office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>
            <text:p>75</text:p>
          </table:table-cell>
          <table:table-cell office:value-type="float" office:value="2.35">
            <text:p>2,35</text:p>
          </table:table-cell>
          <table:table-cell office:value-type="float" office:value="0">
            <text:p>0</text:p>
          </table:table-cell>
          <table:table-cell table:formula="of:=[.F17]/[.D17]*[.A17]" office:value-type="float" office:value="0">
            <text:p>0</text:p>
          </table:table-cell>
          <table:table-cell table:formula="of:=[.E17]/[.D17]*[.A17]" office:value-type="float" office:value="0">
            <text:p>0</text:p>
          </table:table-cell>
          <table:table-cell table:formula="of:=[.H17]+[.F17]/[.D17]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x9cm Lochrasterplatte Leiterplatte Streifenraster Platine</text:p>
          </table:table-cell>
          <table:table-cell office:value-type="string">
            <text:p>https://www.amazon.de/7x9cm-Lochrasterplatte-Leiterplatte-Streifenraster-Platine/dp/B00HV51YIY/ref=sr_1_13?ie=UTF8&amp;qid=1465285480&amp;sr=8-13&amp;keywords=Lochrasterplatt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9">
            <text:p>0,99</text:p>
          </table:table-cell>
          <table:table-cell table:formula="of:=[.F18]/[.D18]*[.A18]" office:value-type="float" office:value="0.099">
            <text:p>0,099</text:p>
          </table:table-cell>
          <table:table-cell table:formula="of:=[.E18]/[.D18]*[.A18]" office:value-type="float" office:value="0.4">
            <text:p>0,4</text:p>
          </table:table-cell>
          <table:table-cell table:formula="of:=[.H18]+[.F18]/[.D18]" office:value-type="float" office:value="0.499">
            <text:p>0,499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IP-4 Drucktaster</text:p>
          </table:table-cell>
          <table:table-cell office:value-type="string">
            <text:p>https://www.amazon.de/gp/product/B00D82M9LA/ref=oh_aui_search_detailpage?ie=UTF8&amp;psc=1</text:p>
          </table:table-cell>
          <table:table-cell office:value-type="float" office:value="100">
            <text:p>100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table:formula="of:=[.F19]/[.D19]*[.A19]" office:value-type="float" office:value="0">
            <text:p>0</text:p>
          </table:table-cell>
          <table:table-cell table:formula="of:=[.E19]/[.D19]*[.A19]" office:value-type="float" office:value="0">
            <text:p>0</text:p>
          </table:table-cell>
          <table:table-cell table:formula="of:=[.H19]+[.F19]/[.D19]" office:value-type="float" office:value="0.01">
            <text:p>0,0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doppelseitiges klebeban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solierband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Summe</text:p>
          </table:table-cell>
          <table:table-cell table:number-columns-repeated="3"/>
          <table:table-cell table:formula="of:=SUM([.F2:.F19])" office:value-type="float" office:value="17.36">
            <text:p>17,36</text:p>
          </table:table-cell>
          <table:table-cell table:formula="of:=SUM([.G2:.G19])" office:value-type="float" office:value="5.339">
            <text:p>5,339</text:p>
          </table:table-cell>
          <table:table-cell table:formula="of:=SUM([.H2:.H19])" office:value-type="float" office:value="9.378">
            <text:p>9,378</text:p>
          </table:table-cell>
          <table:table-cell table:formula="of:=SUM([.I2:.I22])" office:value-type="float" office:value="16.0045">
            <text:p>16,0045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DS18B20 wasserdicht 3Meter</text:p>
          </table:table-cell>
          <table:table-cell office:value-type="string">
            <text:p>http://www.amazon.de/gp/product/B00EU5U182?psc=1&amp;redirect=true&amp;ref_=oh_aui_detailpage_o01_s00</text:p>
          </table:table-cell>
          <table:table-cell office:value-type="float" office:value="5">
            <text:p>5</text:p>
          </table:table-cell>
          <table:table-cell office:value-type="float" office:value="15.99">
            <text:p>15,99</text:p>
          </table:table-cell>
          <table:table-cell office:value-type="float" office:value="0.99">
            <text:p>0,99</text:p>
          </table:table-cell>
          <table:table-cell table:formula="of:=[.F25]/[.D25]*[.A25]" office:value-type="float" office:value="0">
            <text:p>0</text:p>
          </table:table-cell>
          <table:table-cell table:formula="of:=[.E25]/[.D25]*[.A25]" office:value-type="float" office:value="0">
            <text:p>0</text:p>
          </table:table-cell>
          <table:table-cell table:formula="of:=[.H25]+[.F25]/[.D25]" office:value-type="float" office:value="0.198">
            <text:p>0,198</text:p>
          </table:table-cell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Widerstand 4,7KOhm DS18B20</text:p>
          </table:table-cell>
          <table:table-cell office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6]/[.D26]*[.A26]" office:value-type="float" office:value="0">
            <text:p>0</text:p>
          </table:table-cell>
          <table:table-cell table:formula="of:=[.E26]/[.D26]*[.A26]" office:value-type="float" office:value="0">
            <text:p>0</text:p>
          </table:table-cell>
          <table:table-cell table:formula="of:=[.H26]+[.F26]/[.D26]" office:value-type="float" office:value="0">
            <text:p>0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TC 10k 3470</text:p>
          </table:table-cell>
          <table:table-cell office:value-type="string">
            <text:p>http://www.amazon.de/gp/product/B00ORLCZ8I?psc=1&amp;redirect=true&amp;ref_=oh_aui_detailpage_o05_s00</text:p>
          </table:table-cell>
          <table:table-cell office:value-type="float" office:value="10">
            <text:p>10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formula="of:=[.F28]/[.D28]*[.A28]" office:value-type="float" office:value="0">
            <text:p>0</text:p>
          </table:table-cell>
          <table:table-cell table:formula="of:=[.E28]/[.D28]*[.A28]" office:value-type="float" office:value="0.625">
            <text:p>0,625</text:p>
          </table:table-cell>
          <table:table-cell table:formula="of:=[.H28]+[.F28]/[.D28]" office:value-type="float" office:value="0.625">
            <text:p>0,625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iderstand 10kOHm NTC</text:p>
          </table:table-cell>
          <table:table-cell office:value-type="string">
            <text:p>http://www.amazon.de/Widerstand-St%C3%BCck-Metallschicht-Metallfilm-Widerst%C3%A4nde/dp/B00I8N88MS/ref=sr_1_1?ie=UTF8&amp;qid=1449410368&amp;sr=8-1&amp;keywords=widerstand+100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formula="of:=[.F29]/[.D29]*[.A29]" office:value-type="float" office:value="0">
            <text:p>0</text:p>
          </table:table-cell>
          <table:table-cell table:formula="of:=[.E29]/[.D29]*[.A29]" office:value-type="float" office:value="0.0645">
            <text:p>0,0645</text:p>
          </table:table-cell>
          <table:table-cell table:formula="of:=[.H29]+[.F29]/[.D29]" office:value-type="float" office:value="0.0645">
            <text:p>0,0645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ome Easy Funkschaltsteckdosen HE808S</text:p>
          </table:table-cell>
          <table:table-cell office:value-type="string">
            <text:p>http://www.amazon.de/gp/product/B006H0XNFQ?psc=1&amp;redirect=true&amp;ref_=oh_aui_detailpage_o05_s00</text:p>
          </table:table-cell>
          <table:table-cell office:value-type="float" office:value="3">
            <text:p>3</text:p>
          </table:table-cell>
          <table:table-cell table:style-name="ce5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F31]/[.D31]*[.A31]" office:value-type="float" office:value="0">
            <text:p>0</text:p>
          </table:table-cell>
          <table:table-cell table:formula="of:=[.E31]/[.D31]*[.A31]" office:value-type="float" office:value="10">
            <text:p>10</text:p>
          </table:table-cell>
          <table:table-cell table:formula="of:=[.H31]+[.F31]/[.D31]" office:value-type="float" office:value="10">
            <text:p>10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/>
          <table:table-cell office:value-type="string">
            <text:p>Kosten NTC</text:p>
          </table:table-cell>
          <table:table-cell table:number-columns-repeated="6"/>
          <table:table-cell table:formula="of:=[.I23]+[.I28]+[.I29]+[.I31]" office:value-type="float" office:value="26.694">
            <text:p>26,694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DS18B20</text:p>
          </table:table-cell>
          <table:table-cell table:number-columns-repeated="6"/>
          <table:table-cell table:formula="of:=[.I23]+[.I25]+[.I26]+[.I31]" office:value-type="float" office:value="26.2025">
            <text:p>26,2025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Kosten ProfiCook</text:p>
          </table:table-cell>
          <table:table-cell table:number-columns-repeated="6"/>
          <table:table-cell table:formula="of:=[.I2]+[.I3]+[.I5]+[.I13]+[.I14]+[.I15]+[.I16]+[.I18]+[.I19]" office:value-type="float" office:value="7.077">
            <text:p>7,077</text:p>
          </table:table-cell>
          <table:table-cell table:number-columns-repeated="1015"/>
        </table:table-row>
        <table:table-row table:style-name="ro8" table:number-rows-repeated="9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expression table:name="Print_Area" table:base-cell-address="$Blatt1.$A$1" table:expression="#bezug!"/>
          <table:named-expression table:name="Sheet_Title" table:base-cell-address="$Blatt1.$A$1" table:expression="&quot;Blatt1&quot;"/>
        </table:named-expressions>
      </table:table>
      <table:table table:name="Tabelle3" table:style-name="ta3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4" table:number-columns-repeated="1015" table:default-cell-style-name="Gnumeric-default"/>
        <table:table-row table:style-name="ro5">
          <table:table-cell table:style-name="ce10" office:value-type="string" calcext:value-type="string">
            <text:p>Anzahl benötigt</text:p>
          </table:table-cell>
          <table:table-cell table:style-name="ce10" office:value-type="string" calcext:value-type="string">
            <text:p>Bezeichnung</text:p>
          </table:table-cell>
          <table:table-cell table:style-name="ce10" office:value-type="string" calcext:value-type="string">
            <text:p>Anbieter</text:p>
          </table:table-cell>
          <table:table-cell table:style-name="ce10" office:value-type="string" calcext:value-type="string">
            <text:p>Enthalten</text:p>
          </table:table-cell>
          <table:table-cell table:style-name="ce10" office:value-type="string" calcext:value-type="string">
            <text:p>Preis komplett</text:p>
          </table:table-cell>
          <table:table-cell table:style-name="ce10" office:value-type="string" calcext:value-type="string">
            <text:p>Versandkosten</text:p>
          </table:table-cell>
          <table:table-cell table:style-name="ce10" office:value-type="string" calcext:value-type="string">
            <text:p>Versandkosten anteilig</text:p>
          </table:table-cell>
          <table:table-cell table:style-name="ce10" office:value-type="string" calcext:value-type="string">
            <text:p>Preis benötigt</text:p>
          </table:table-cell>
          <table:table-cell table:style-name="ce10" office:value-type="string" calcext:value-type="string">
            <text:p>Preis mit Versand</text:p>
          </table:table-cell>
          <table:table-cell table:style-name="ce18" table:number-columns-repeated="8"/>
          <table:table-cell table:style-name="ce18" office:value-type="string" calcext:value-type="string">
            <text:p>Bestellung 7.6.16</text:p>
          </table:table-cell>
          <table:table-cell table:style-name="ce18"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table:style-name="ce13" office:value-type="string" calcext:value-type="string">
            <text:p>https://www.amazon.de/gp/product/B015MGHH6Q/ref=oh_aui_detailpage_o03_s00?ie=UTF8&amp;psc=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6.99" calcext:value-type="float">
            <text:p>16,99</text:p>
          </table:table-cell>
          <table:table-cell office:value-type="float" office:value="0" calcext:value-type="float">
            <text:p>0</text:p>
          </table:table-cell>
          <table:table-cell table:formula="of:=[.F2]/[.D2]*[.A2]" office:value-type="float" office:value="0" calcext:value-type="float">
            <text:p>0</text:p>
          </table:table-cell>
          <table:table-cell table:formula="of:=[.E2]/[.D2]*[.A2]" office:value-type="float" office:value="3.398" calcext:value-type="float">
            <text:p>3,398</text:p>
          </table:table-cell>
          <table:table-cell table:formula="of:=[.H2]+[.F2]/[.D2]" office:value-type="float" office:value="3.398" calcext:value-type="float">
            <text:p>3,398</text:p>
          </table:table-cell>
          <table:table-cell table:number-columns-repeated="2"/>
          <table:table-cell office:value-type="string" calcext:value-type="string">
            <text:p>Produkthaftpflicht jährlich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luetooth HC-06</text:p>
          </table:table-cell>
          <table:table-cell office:value-type="string" calcext:value-type="string">
            <text:p>https://www.amazon.de/Bluetooth-Sendeempfaenger-Modul-drahtlose-serielle/dp/B01DXFA6GQ/ref=sr_1_12?ie=UTF8&amp;qid=1493416061&amp;sr=8-12&amp;keywords=hc-06</text:p>
          </table:table-cell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table:formula="of:=[.F3]/[.D3]*[.A3]" office:value-type="float" office:value="0" calcext:value-type="float">
            <text:p>0</text:p>
          </table:table-cell>
          <table:table-cell table:formula="of:=[.E3]/[.D3]*[.A3]" office:value-type="float" office:value="4.56" calcext:value-type="float">
            <text:p>4,56</text:p>
          </table:table-cell>
          <table:table-cell table:formula="of:=[.H3]+[.F3]/[.D3]" office:value-type="float" office:value="4.56" calcext:value-type="float">
            <text:p>4,56</text:p>
          </table:table-cell>
          <table:table-cell table:number-columns-repeated="2"/>
          <table:table-cell office:value-type="string" calcext:value-type="string">
            <text:p>WEEE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mitter 433MHz</text:p>
          </table:table-cell>
          <table:table-cell office:value-type="string" calcext:value-type="string">
            <text:p>https://www.amazon.de/XCSOURCE-Transmitter-Receiver-Arduino-TE122/dp/B00V4ISS38/ref=sr_1_3?ie=UTF8&amp;qid=1493418045&amp;sr=8-3&amp;keywords=433Mhz</text:p>
          </table:table-cell>
          <table:table-cell office:value-type="float" office:value="5" calcext:value-type="float">
            <text:p>5</text:p>
          </table:table-cell>
          <table:table-cell office:value-type="float" office:value="6.89" calcext:value-type="float">
            <text:p>6,89</text:p>
          </table:table-cell>
          <table:table-cell office:value-type="float" office:value="0" calcext:value-type="float">
            <text:p>0</text:p>
          </table:table-cell>
          <table:table-cell table:formula="of:=[.F4]/[.D4]*[.A4]" office:value-type="float" office:value="0" calcext:value-type="float">
            <text:p>0</text:p>
          </table:table-cell>
          <table:table-cell table:formula="of:=[.E4]/[.D4]*[.A4]" office:value-type="float" office:value="1.378" calcext:value-type="float">
            <text:p>1,378</text:p>
          </table:table-cell>
          <table:table-cell table:formula="of:=[.H4]+[.F4]/[.D4]" office:value-type="float" office:value="1.378" calcext:value-type="float">
            <text:p>1,378</text:p>
          </table:table-cell>
          <table:table-cell table:number-columns-repeated="3"/>
          <table:table-cell table:formula="of:=[.M2]+[.M3]" office:value-type="float" office:value="645" calcext:value-type="float">
            <text:p>645</text:p>
          </table:table-cell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S18B20 wasserdicht 2Meter</text:p>
          </table:table-cell>
          <table:table-cell table:style-name="ce13" office:value-type="string" calcext:value-type="string">
            <text:p><text:a xlink:href="https://www.amazon.de/Temperaturfuehler-Wasserdicht-Digital-Temperatur-DS18b20/dp/B01CTXWYVI/ref=sr_1_5?ie=UTF8&amp;qid=1471419157&amp;sr=8-5&amp;keywords=ds18b20+2m" xlink:type="simple">https://www.amazon.de/Temperaturfuehler-Wasserdicht-Digital-Temperatur-DS18b20/dp/B01CTXWYVI/ref=sr_1_5?ie=UTF8&amp;qid=1471419157&amp;sr=8-5&amp;keywords=ds18b20+2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9.66" calcext:value-type="float">
            <text:p>19,66</text:p>
          </table:table-cell>
          <table:table-cell office:value-type="float" office:value="0" calcext:value-type="float">
            <text:p>0</text:p>
          </table:table-cell>
          <table:table-cell table:formula="of:=[.F5]/[.D5]*[.A5]" office:value-type="float" office:value="0" calcext:value-type="float">
            <text:p>0</text:p>
          </table:table-cell>
          <table:table-cell table:formula="of:=[.E5]/[.D5]*[.A5]" office:value-type="float" office:value="1.966" calcext:value-type="float">
            <text:p>1,966</text:p>
          </table:table-cell>
          <table:table-cell table:formula="of:=[.H5]+[.F5]/[.D5]" office:value-type="float" office:value="1.966" calcext:value-type="float">
            <text:p>1,96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ezzo Buzzer 3V , d=12mm, Dicke=9,6mm</text:p>
          </table:table-cell>
          <table:table-cell office:value-type="string" calcext:value-type="string">
            <text:p>http://www.amazon.de/gp/product/B00J4BK0NS?psc=1&amp;redirect=true&amp;ref_=oh_aui_detailpage_o00_s00</text:p>
          </table:table-cell>
          <table:table-cell office:value-type="float" office:value="20" calcext:value-type="float">
            <text:p>2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table:formula="of:=[.F6]/[.D6]*[.A6]" office:value-type="float" office:value="0" calcext:value-type="float">
            <text:p>0</text:p>
          </table:table-cell>
          <table:table-cell table:formula="of:=[.E6]/[.D6]*[.A6]" office:value-type="float" office:value="0.2605" calcext:value-type="float">
            <text:p>0,2605</text:p>
          </table:table-cell>
          <table:table-cell table:formula="of:=[.H6]+[.F6]/[.D6]" office:value-type="float" office:value="0.2605" calcext:value-type="float">
            <text:p>0,260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häuse KEMO GEH KSB 01B 101x60x26 (G01B 9V)</text:p>
          </table:table-cell>
          <table:table-cell office:value-type="string" calcext:value-type="string">
            <text:p>https://www.reichelt.de/index.html?ACTION=3;ARTICLE=73220;SEARCH=GEH%20KSB%2001B</text:p>
          </table:table-cell>
          <table:table-cell office:value-type="float" office:value="30" calcext:value-type="float">
            <text:p>30</text:p>
          </table:table-cell>
          <table:table-cell office:value-type="float" office:value="1.65" calcext:value-type="float">
            <text:p>1,65</text:p>
          </table:table-cell>
          <table:table-cell office:value-type="float" office:value="4.99" calcext:value-type="float">
            <text:p>4,99</text:p>
          </table:table-cell>
          <table:table-cell table:formula="of:=[.F7]/[.D7]*[.A7]" office:value-type="float" office:value="0.166333333333333" calcext:value-type="float">
            <text:p>0,1663333333333</text:p>
          </table:table-cell>
          <table:table-cell table:formula="of:=[.E7]/[.D7]*[.A7]" office:value-type="float" office:value="0.055" calcext:value-type="float">
            <text:p>0,055</text:p>
          </table:table-cell>
          <table:table-cell table:formula="of:=[.H7]+[.F7]/[.D7]" office:value-type="float" office:value="0.221333333333333" calcext:value-type="float">
            <text:p>0,22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9V Batterieclip</text:p>
          </table:table-cell>
          <table:table-cell office:value-type="string" calcext:value-type="string">
            <text:p>http://www.amazon.de/gp/product/B00HUH9IWM?keywords=9v%20Batterieclip&amp;qid=1449409251&amp;ref_=sr_1_3&amp;sr=8-3</text:p>
          </table:table-cell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[.F8]/[.D8]*[.A8]" office:value-type="float" office:value="0" calcext:value-type="float">
            <text:p>0</text:p>
          </table:table-cell>
          <table:table-cell table:formula="of:=[.E8]/[.D8]*[.A8]" office:value-type="float" office:value="0.1325" calcext:value-type="float">
            <text:p>0,1325</text:p>
          </table:table-cell>
          <table:table-cell table:formula="of:=[.H8]+[.F8]/[.D8]" office:value-type="float" office:value="0.1325" calcext:value-type="float">
            <text:p>0,13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150kOhm BatterieSPannungsteiler</text:p>
          </table:table-cell>
          <table:table-cell office:value-type="string" calcext:value-type="string">
            <text:p>https://www.amazon.de/gp/product/B00I9YY6GS/ref=ox_sc_act_title_2?ie=UTF8&amp;psc=1&amp;smid=A18RZZ15309PCR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1.99" calcext:value-type="float">
            <text:p>1,99</text:p>
          </table:table-cell>
          <table:table-cell table:formula="of:=[.F9]/[.D9]*[.A9]" office:value-type="float" office:value="0.0995" calcext:value-type="float">
            <text:p>0,0995</text:p>
          </table:table-cell>
          <table:table-cell table:formula="of:=[.E9]/[.D9]*[.A9]" office:value-type="float" office:value="0.0645" calcext:value-type="float">
            <text:p>0,0645</text:p>
          </table:table-cell>
          <table:table-cell table:formula="of:=[.H9]+[.F9]/[.D9]" office:value-type="float" office:value="0.164" calcext:value-type="float">
            <text:p>0,164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Widerstand 47kOhm BatterieSPannungsteiler</text:p>
          </table:table-cell>
          <table:table-cell table:style-name="ce13" office:value-type="string" calcext:value-type="string">
            <text:p><text:a xlink:href="https://www.amazon.de/Widerstand-Stück-Metallschicht-Metallfilm-Widerstände/dp/B00I8SDDXW/ref=sr_1_2?ie=UTF8&amp;qid=1479735871&amp;sr=8-2&amp;keywords=widerstand+47k%2B" xlink:type="simple">https://www.amazon.de/Widerstand-St%C3%BCck-Metallschicht-Metallfilm-Widerst%C3%A4nde/dp/B00I8SDDXW/ref=sr_1_2?ie=UTF8&amp;qid=1479735871&amp;sr=8-2&amp;keywords=widerstand+47k%2B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0]/[.D10]*[.A10]" office:value-type="float" office:value="0" calcext:value-type="float">
            <text:p>0</text:p>
          </table:table-cell>
          <table:table-cell table:formula="of:=[.E10]/[.D10]*[.A10]" office:value-type="float" office:value="0.0645" calcext:value-type="float">
            <text:p>0,0645</text:p>
          </table:table-cell>
          <table:table-cell table:formula="of:=[.H10]+[.F10]/[.D10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330Ohm on off led</text:p>
          </table:table-cell>
          <table:table-cell office:value-type="string" calcext:value-type="string">
            <text:p>https://www.amazon.de/gp/product/B00I8NOICW/ref=ox_sc_act_title_1?ie=UTF8&amp;psc=1&amp;smid=A18RZZ15309PCR</text:p>
          </table:table-cell>
          <table:table-cell office:value-type="float" office:value="30" calcext:value-type="float">
            <text:p>3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1]/[.D11]*[.A11]" office:value-type="float" office:value="0" calcext:value-type="float">
            <text:p>0</text:p>
          </table:table-cell>
          <table:table-cell table:formula="of:=[.E11]/[.D11]*[.A11]" office:value-type="float" office:value="0.043" calcext:value-type="float">
            <text:p>0,043</text:p>
          </table:table-cell>
          <table:table-cell table:formula="of:=[.H11]+[.F11]/[.D11]" office:value-type="float" office:value="0.043" calcext:value-type="float">
            <text:p>0,04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iderstand 4,7KOhm DS18B20</text:p>
          </table:table-cell>
          <table:table-cell office:value-type="string" calcext:value-type="string">
            <text:p>http://www.amazon.de/Widerstand-St%C3%BCck-Metallschicht-Metallfilm-Widerst%C3%A4nde/dp/B00I8NOOEY/ref=sr_1_1?ie=UTF8&amp;qid=1449410361&amp;sr=8-1&amp;keywords=widerstand+4%2C7k</text:p>
          </table:table-cell>
          <table:table-cell office:value-type="float" office:value="20" calcext:value-type="float">
            <text:p>20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formula="of:=[.F12]/[.D12]*[.A12]" office:value-type="float" office:value="0" calcext:value-type="float">
            <text:p>0</text:p>
          </table:table-cell>
          <table:table-cell table:formula="of:=[.E12]/[.D12]*[.A12]" office:value-type="float" office:value="0.0645" calcext:value-type="float">
            <text:p>0,0645</text:p>
          </table:table-cell>
          <table:table-cell table:formula="of:=[.H12]+[.F12]/[.D12]" office:value-type="float" office:value="0.0645" calcext:value-type="float">
            <text:p>0,0645</text:p>
          </table:table-cell>
          <table:table-cell table:number-columns-repeated="1015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www.amazon.de/gp/product/B01EZZMSKA/ref=oh_aui_detailpage_o00_s00?ie=UTF8&amp;psc=1" xlink:type="simple">1N5817 DO-41 Schottky-Gleichrichter-Dioden 20V 1A </text:a> </text:p>
          </table:table-cell>
          <table:table-cell office:value-type="string" calcext:value-type="string">
            <text:p>https://www.amazon.de/gp/css/order-history/ref=nav_youraccount_orders</text:p>
          </table:table-cell>
          <table:table-cell office:value-type="float" office:value="80" calcext:value-type="float">
            <text:p>80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table:formula="of:=[.F13]/[.D13]*[.A13]" office:value-type="float" office:value="0.025" calcext:value-type="float">
            <text:p>0,025</text:p>
          </table:table-cell>
          <table:table-cell table:formula="of:=[.E13]/[.D13]*[.A13]" office:value-type="float" office:value="0.071625" calcext:value-type="float">
            <text:p>0,071625</text:p>
          </table:table-cell>
          <table:table-cell table:formula="of:=[.H13]+[.F13]/[.D13]" office:value-type="float" office:value="0.096625" calcext:value-type="float">
            <text:p>0,0966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ni Kipp Schalter</text:p>
          </table:table-cell>
          <table:table-cell office:value-type="string" calcext:value-type="string">
            <text:p>https://www.amazon.de/gp/product/B00HGAKDIQ/ref=ox_sc_act_title_1?smid=A3JWKAKR8XB7XF&amp;psc=1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table:formula="of:=[.F14]/[.D14]*[.A14]" office:value-type="float" office:value="0" calcext:value-type="float">
            <text:p>0</text:p>
          </table:table-cell>
          <table:table-cell table:formula="of:=[.E14]/[.D14]*[.A14]" office:value-type="float" office:value="0.425" calcext:value-type="float">
            <text:p>0,425</text:p>
          </table:table-cell>
          <table:table-cell table:formula="of:=[.H14]+[.F14]/[.D14]" office:value-type="float" office:value="0.425" calcext:value-type="float">
            <text:p>0,42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endo - Funksteckdosen-Set (3+1)</text:p>
          </table:table-cell>
          <table:table-cell office:value-type="string" calcext:value-type="string">
            <text:p>https://www.amazon.de/gp/product/B01GQFJVC0/ref=oh_aui_detailpage_o04_s00?ie=UTF8&amp;psc=1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6.85" calcext:value-type="float">
            <text:p>16,85</text:p>
          </table:table-cell>
          <table:table-cell office:value-type="float" office:value="0" calcext:value-type="float">
            <text:p>0</text:p>
          </table:table-cell>
          <table:table-cell table:formula="of:=[.F15]/[.D15]*[.A15]" office:value-type="float" office:value="0" calcext:value-type="float">
            <text:p>0</text:p>
          </table:table-cell>
          <table:table-cell table:formula="of:=[.E15]/[.D15]*[.A15]" office:value-type="float" office:value="5.61666666666667" calcext:value-type="float">
            <text:p>5,6166666666667</text:p>
          </table:table-cell>
          <table:table-cell table:formula="of:=[.H15]+[.F15]/[.D15]" office:value-type="float" office:value="5.61666666666667" calcext:value-type="float">
            <text:p>5,6166666666667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0 x Kabeldurchführungstülle, Gummitülle, Kabeltülle, Kabelschutz, KD: 4mm ID: 6,2mm </text:p>
          </table:table-cell>
          <table:table-cell office:value-type="string" calcext:value-type="string">
            <text:p>https://www.amazon.de/10-Kabeldurchf%C3%BChrungst%C3%BClle-Gummit%C3%BClle-Kabelt%C3%BClle-Kabelschutz/dp/B00P8ZUQ8I/ref=pd_sim_263_1?_encoding=UTF8&amp;psc=1&amp;refRID=X2W522E7E6G982PSZN0W</text:p>
          </table:table-cell>
          <table:table-cell office:value-type="float" office:value="10" calcext:value-type="float">
            <text:p>10</text:p>
          </table:table-cell>
          <table:table-cell office:value-type="float" office:value="1.99" calcext:value-type="float">
            <text:p>1,99</text:p>
          </table:table-cell>
          <table:table-cell office:value-type="float" office:value="2.5" calcext:value-type="float">
            <text:p>2,5</text:p>
          </table:table-cell>
          <table:table-cell table:formula="of:=[.F16]/[.D16]*[.A16]" office:value-type="float" office:value="0.25" calcext:value-type="float">
            <text:p>0,25</text:p>
          </table:table-cell>
          <table:table-cell table:formula="of:=[.E16]/[.D16]*[.A16]" office:value-type="float" office:value="0.199" calcext:value-type="float">
            <text:p>0,199</text:p>
          </table:table-cell>
          <table:table-cell table:formula="of:=[.H16]+[.F16]/[.D16]" office:value-type="float" office:value="0.449" calcext:value-type="float">
            <text:p>0,449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Sekundenkleber</text:p>
          </table:table-cell>
          <table:table-cell office:value-type="string" calcext:value-type="string">
            <text:p>http://www.amazon.de/gp/product/B00M94A20I?keywords=sekundenkleber&amp;qid=1449411101&amp;ref_=sr_ph&amp;sr=1</text:p>
          </table:table-cell>
          <table:table-cell office:value-type="float" office:value="5" calcext:value-type="float">
            <text:p>5</text:p>
          </table:table-cell>
          <table:table-cell office:value-type="float" office:value="2.79" calcext:value-type="float">
            <text:p>2,79</text:p>
          </table:table-cell>
          <table:table-cell office:value-type="float" office:value="1" calcext:value-type="float">
            <text:p>1</text:p>
          </table:table-cell>
          <table:table-cell table:formula="of:=[.F17]/[.D17]*[.A17]" office:value-type="float" office:value="0.02" calcext:value-type="float">
            <text:p>0,02</text:p>
          </table:table-cell>
          <table:table-cell table:formula="of:=[.E17]/[.D17]*[.A17]" office:value-type="float" office:value="0.0558" calcext:value-type="float">
            <text:p>0,0558</text:p>
          </table:table-cell>
          <table:table-cell table:formula="of:=[.H17]+[.F17]/[.D17]" office:value-type="float" office:value="0.2558" calcext:value-type="float">
            <text:p>0,2558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schwarz (keine versandkosten schon obe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8]/[.D18]*[.A18]" office:value-type="float" office:value="0" calcext:value-type="float">
            <text:p>0</text:p>
          </table:table-cell>
          <table:table-cell table:formula="of:=[.E18]/[.D18]*[.A18]" office:value-type="float" office:value="0.000606" calcext:value-type="float">
            <text:p>0,000606</text:p>
          </table:table-cell>
          <table:table-cell table:formula="of:=[.H18]+[.F18]/[.D18]" office:value-type="float" office:value="0.000606" calcext:value-type="float">
            <text:p>0,000606</text:p>
          </table:table-cell>
          <table:table-cell table:number-columns-repeated="1015"/>
        </table:table-row>
        <table:table-row table:style-name="ro5">
          <table:table-cell office:value-type="float" office:value="0.002" calcext:value-type="float">
            <text:p>0,002</text:p>
          </table:table-cell>
          <table:table-cell office:value-type="string" calcext:value-type="string">
            <text:p>Draht rot (keine versandkoste schon oben drin)</text:p>
          </table:table-cell>
          <table:table-cell office:value-type="string" calcext:value-type="string">
            <text:p>http://www.amazon.de/Farbige-Kupferschaltlitze-Isolierung-1adrig-Farbe/dp/B0019R2WFE/ref=sr_1_2?s=diy&amp;ie=UTF8&amp;qid=1449411148&amp;sr=1-2&amp;keywords=litze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table:formula="of:=[.F19]/[.D19]*[.A19]" office:value-type="float" office:value="0" calcext:value-type="float">
            <text:p>0</text:p>
          </table:table-cell>
          <table:table-cell table:formula="of:=[.E19]/[.D19]*[.A19]" office:value-type="float" office:value="0.000606" calcext:value-type="float">
            <text:p>0,000606</text:p>
          </table:table-cell>
          <table:table-cell table:formula="of:=[.H19]+[.F17]/[.D19]" office:value-type="float" office:value="0.100606" calcext:value-type="float">
            <text:p>0,100606</text:p>
          </table:table-cell>
          <table:table-cell table:number-columns-repeated="1015"/>
        </table:table-row>
        <table:table-row table:style-name="ro5">
          <table:table-cell office:value-type="float" office:value="0.1" calcext:value-type="float">
            <text:p>0,1</text:p>
          </table:table-cell>
          <table:table-cell office:value-type="string" calcext:value-type="string">
            <text:p>Lötzinn</text:p>
          </table:table-cell>
          <table:table-cell office:value-type="string" calcext:value-type="string">
            <text:p>http://www.amazon.de/Silverline-AS15-L%C3%B6tzinn-100-g/dp/B000LFTN1G/ref=sr_1_1?s=diy&amp;ie=UTF8&amp;qid=1449411263&amp;sr=1-1&amp;keywords=L%C3%B6tzinn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table:formula="of:=[.F20]/[.D20]*[.A20]" office:value-type="float" office:value="0" calcext:value-type="float">
            <text:p>0</text:p>
          </table:table-cell>
          <table:table-cell table:formula="of:=[.E20]/[.D20]*[.A20]" office:value-type="float" office:value="0.00473" calcext:value-type="float">
            <text:p>0,00473</text:p>
          </table:table-cell>
          <table:table-cell table:formula="of:=[.H20]+[.F20]/[.D20]" office:value-type="float" office:value="0.00473" calcext:value-type="float">
            <text:p>0,0047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ED als Power on indikator</text:p>
          </table:table-cell>
          <table:table-cell office:value-type="string" calcext:value-type="string">
            <text:p>http://www.amazon.de/Green-Yellow-Assorted-Emitting-Diodes/dp/B0087ZT1VO/ref=sr_1_3?ie=UTF8&amp;qid=1449413962&amp;sr=8-3&amp;keywords=pin+led+red</text:p>
          </table:table-cell>
          <table:table-cell office:value-type="float" office:value="75" calcext:value-type="float">
            <text:p>75</text:p>
          </table:table-cell>
          <table:table-cell office:value-type="float" office:value="2.35" calcext:value-type="float">
            <text:p>2,35</text:p>
          </table:table-cell>
          <table:table-cell office:value-type="float" office:value="0" calcext:value-type="float">
            <text:p>0</text:p>
          </table:table-cell>
          <table:table-cell table:formula="of:=[.F21]/[.D21]*[.A21]" office:value-type="float" office:value="0" calcext:value-type="float">
            <text:p>0</text:p>
          </table:table-cell>
          <table:table-cell table:formula="of:=[.E21]/[.D21]*[.A21]" office:value-type="float" office:value="0.0313333333333333" calcext:value-type="float">
            <text:p>0,0313333333333</text:p>
          </table:table-cell>
          <table:table-cell table:formula="of:=[.H21]+[.F21]/[.D21]" office:value-type="float" office:value="0.0313333333333333" calcext:value-type="float">
            <text:p>0,0313333333333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IP-4 Drucktaster 6x6x5mm DC12V 50mA</text:p>
          </table:table-cell>
          <table:table-cell office:value-type="string" calcext:value-type="string">
            <text:p>https://www.amazon.de/gp/product/B00D82M9LA/ref=oh_aui_search_detailpage?ie=UTF8&amp;psc=1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table:formula="of:=[.F22]/[.D22]*[.A22]" office:value-type="float" office:value="0.01" calcext:value-type="float">
            <text:p>0,01</text:p>
          </table:table-cell>
          <table:table-cell table:formula="of:=[.E22]/[.D22]*[.A22]" office:value-type="float" office:value="0.0128" calcext:value-type="float">
            <text:p>0,0128</text:p>
          </table:table-cell>
          <table:table-cell table:formula="of:=[.H22]+[.F22]/[.D22]" office:value-type="float" office:value="0.0228" calcext:value-type="float">
            <text:p>0,0228</text:p>
          </table:table-cell>
          <table:table-cell table:number-columns-repeated="1015"/>
        </table:table-row>
        <table:table-row table:style-name="ro5">
          <table:table-cell office:value-type="float" office:value="0.001" calcext:value-type="float">
            <text:p>0,001</text:p>
          </table:table-cell>
          <table:table-cell office:value-type="string" calcext:value-type="string">
            <text:p>Isolierband - Länge 25mt. - Breite 15mm. - Schwarz </text:p>
          </table:table-cell>
          <table:table-cell office:value-type="string" calcext:value-type="string">
            <text:p>https://www.amazon.de/Isolierband-L%C3%A4nge-25mt-Breite-Schwarz/dp/B00EAQPH2Q/ref=sr_1_2?s=diy&amp;ie=UTF8&amp;qid=1470813152&amp;sr=1-2&amp;keywords=isolierband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formula="of:=[.F23]/[.D23]*[.A23]" office:value-type="float" office:value="0" calcext:value-type="float">
            <text:p>0</text:p>
          </table:table-cell>
          <table:table-cell table:formula="of:=[.E23]/[.D23]*[.A23]" office:value-type="float" office:value="0.000176" calcext:value-type="float">
            <text:p>0,000176</text:p>
          </table:table-cell>
          <table:table-cell table:formula="of:=[.H23]+[.F23]/[.D23]" office:value-type="float" office:value="0.000176" calcext:value-type="float">
            <text:p>0,000176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elecrow.com</text:p>
          </table:table-cell>
          <table:table-cell office:value-type="float" office:value="50" calcext:value-type="float">
            <text:p>50</text:p>
          </table:table-cell>
          <table:table-cell office:value-type="float" office:value="44.48" calcext:value-type="float">
            <text:p>44,48</text:p>
          </table:table-cell>
          <table:table-cell office:value-type="float" office:value="23.21" calcext:value-type="float">
            <text:p>23,21</text:p>
          </table:table-cell>
          <table:table-cell table:formula="of:=[.F24]/[.D24]*[.A24]" office:value-type="float" office:value="0.4642" calcext:value-type="float">
            <text:p>0,4642</text:p>
          </table:table-cell>
          <table:table-cell table:formula="of:=[.E24]/[.D24]*[.A24]" office:value-type="float" office:value="0.8896" calcext:value-type="float">
            <text:p>0,8896</text:p>
          </table:table-cell>
          <table:table-cell table:formula="of:=[.H24]+[.F24]/[.D24]" office:value-type="float" office:value="1.3538" calcext:value-type="float">
            <text:p>1,3538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ypenschild</text:p>
          </table:table-cell>
          <table:table-cell office:value-type="string" calcext:value-type="string">
            <text:p>Wir-machen-druck.de</text:p>
          </table:table-cell>
          <table:table-cell office:value-type="float" office:value="75" calcext:value-type="float">
            <text:p>75</text:p>
          </table:table-cell>
          <table:table-cell office:value-type="float" office:value="12.9" calcext:value-type="float">
            <text:p>12,9</text:p>
          </table:table-cell>
          <table:table-cell office:value-type="float" office:value="3.9" calcext:value-type="float">
            <text:p>3,9</text:p>
          </table:table-cell>
          <table:table-cell table:formula="of:=[.F25]/[.D25]*[.A25]" office:value-type="float" office:value="0.052" calcext:value-type="float">
            <text:p>0,052</text:p>
          </table:table-cell>
          <table:table-cell table:formula="of:=[.E25]/[.D25]*[.A25]" office:value-type="float" office:value="0.172" calcext:value-type="float">
            <text:p>0,172</text:p>
          </table:table-cell>
          <table:table-cell table:formula="of:=[.H25]+[.F25]/[.D25]" office:value-type="float" office:value="0.224" calcext:value-type="float">
            <text:p>0,22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https://www.bb-verpackungsshop.de/faltkarton-200-x-150-x-90-mm-p-36.html</text:p>
          </table:table-cell>
          <table:table-cell office:value-type="float" office:value="100" calcext:value-type="float">
            <text:p>100</text:p>
          </table:table-cell>
          <table:table-cell office:value-type="float" office:value="27.25" calcext:value-type="float">
            <text:p>27,25</text:p>
          </table:table-cell>
          <table:table-cell office:value-type="float" office:value="4.64" calcext:value-type="float">
            <text:p>4,64</text:p>
          </table:table-cell>
          <table:table-cell table:formula="of:=[.F26]/[.D26]*[.A26]" office:value-type="float" office:value="0.0464" calcext:value-type="float">
            <text:p>0,0464</text:p>
          </table:table-cell>
          <table:table-cell table:formula="of:=[.E26]/[.D26]*[.A26]" office:value-type="float" office:value="0.2725" calcext:value-type="float">
            <text:p>0,2725</text:p>
          </table:table-cell>
          <table:table-cell table:formula="of:=[.H26]+[.F26]/[.D26]" office:value-type="float" office:value="0.3189" calcext:value-type="float">
            <text:p>0,3189</text:p>
          </table:table-cell>
          <table:table-cell table:number-columns-repeated="101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apier (Rechnung+Bedienungsanleitung + Versandetikett)</text:p>
          </table:table-cell>
          <table:table-cell office:value-type="string" calcext:value-type="string">
            <text:p>https://www.amazon.de/Hewlett-Packard-CHP350-Laserpapier-HP-Colour-Laser-Blatt/dp/B000H80CXA/ref=pd_sim_229_8?ie=UTF8&amp;dpID=51ig0DJ9vtL&amp;dpSrc=sims&amp;preST=_AC_UL160_SR124%2C160_&amp;psc=1&amp;refRID=JQ5HQFTPXMW2ZWW01ZGB</text:p>
          </table:table-cell>
          <table:table-cell office:value-type="float" office:value="500" calcext:value-type="float">
            <text:p>500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formula="of:=[.F27]/[.D27]*[.A27]" office:value-type="float" office:value="0" calcext:value-type="float">
            <text:p>0</text:p>
          </table:table-cell>
          <table:table-cell table:formula="of:=[.E27]/[.D27]*[.A27]" office:value-type="float" office:value="0.03464" calcext:value-type="float">
            <text:p>0,03464</text:p>
          </table:table-cell>
          <table:table-cell table:formula="of:=[.H27]+[.F27]/[.D27]" office:value-type="float" office:value="0.03464" calcext:value-type="float">
            <text:p>0,03464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rsand DHL Versichert 2kg</text:p>
          </table:table-cell>
          <table:table-cell office:value-type="string" calcext:value-type="string">
            <text:p>dhl.de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28]/[.D28]*[.A28]" office:value-type="float" office:value="0" calcext:value-type="float">
            <text:p>0</text:p>
          </table:table-cell>
          <table:table-cell table:formula="of:=[.E28]/[.D28]*[.A28]" office:value-type="float" office:value="4.99" calcext:value-type="float">
            <text:p>4,99</text:p>
          </table:table-cell>
          <table:table-cell table:formula="of:=[.H28]+[.F28]/[.D28]" office:value-type="float" office:value="4.99" calcext:value-type="float">
            <text:p>4,99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10 Stück 2,54 mm Pitch, einreihig, gerade Header 40Pins Female Stecker </text:p>
          </table:table-cell>
          <table:table-cell office:value-type="string" calcext:value-type="string">
            <text:p>https://www.amazon.de/gp/product/B00N3ZSBCS/ref=oh_aui_detailpage_o00_s00?ie=UTF8&amp;psc=1</text:p>
          </table:table-cell>
          <table:table-cell office:value-type="float" office:value="400" calcext:value-type="float">
            <text:p>400</text:p>
          </table:table-cell>
          <table:table-cell office:value-type="float" office:value="7.95" calcext:value-type="float">
            <text:p>7,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9]/[.D29]*[.A29]" office:value-type="float" office:value="0.19875" calcext:value-type="float">
            <text:p>0,19875</text:p>
          </table:table-cell>
          <table:table-cell table:formula="of:=[.H29]+[.F29]/[.D29]" office:value-type="float" office:value="0.19875" calcext:value-type="float">
            <text:p>0,19875</text:p>
          </table:table-cell>
          <table:table-cell table:number-columns-repeated="101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https://www.amazon.de/GW-Kabelbinder-Technik-GT-200M-Kabelbinder-schwarz/dp/B00O0N9EXM/ref=sr_1_9?s=diy&amp;ie=UTF8&amp;qid=1495475131&amp;sr=1-9&amp;keywords=kabelbinder</text:p>
          </table:table-cell>
          <table:table-cell office:value-type="float" office:value="100" calcext:value-type="float">
            <text:p>100</text:p>
          </table:table-cell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table:formula="of:=[.F30]/[.D30]*[.A30]" office:value-type="float" office:value="0" calcext:value-type="float">
            <text:p>0</text:p>
          </table:table-cell>
          <table:table-cell table:formula="of:=[.E30]/[.D30]*[.A30]" office:value-type="float" office:value="0.0499" calcext:value-type="float">
            <text:p>0,0499</text:p>
          </table:table-cell>
          <table:table-cell table:formula="of:=[.H30]+[.F30]/[.D30]" office:value-type="float" office:value="0.0499" calcext:value-type="float">
            <text:p>0,0499</text:p>
          </table:table-cell>
          <table:table-cell table:number-columns-repeated="1015"/>
        </table:table-row>
        <table:table-row table:style-name="ro5">
          <table:table-cell office:value-type="float" office:value="0.3" calcext:value-type="float">
            <text:p>0,3</text:p>
          </table:table-cell>
          <table:table-cell table:style-name="ce12" office:value-type="string" calcext:value-type="string">
            <text:p>BB-Verpackungen Luftpolsterfolie, 0,5 x 50 m</text:p>
          </table:table-cell>
          <table:table-cell office:value-type="string" calcext:value-type="string">
            <text:p>https://www.amazon.de/BB-Verpackungen-Luftpolsterfolie-Noppenfolie-Blisterfolie-Polstermaterial/dp/B004UEX7KC/ref=sr_1_1?s=diy&amp;ie=UTF8&amp;qid=1495475538&amp;sr=1-1&amp;keywords=verpackung</text:p>
          </table:table-cell>
          <table:table-cell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[.F31]/[.D31]*[.A31]" office:value-type="float" office:value="0" calcext:value-type="float">
            <text:p>0</text:p>
          </table:table-cell>
          <table:table-cell table:formula="of:=[.E31]/[.D31]*[.A31]" office:value-type="float" office:value="0.0834" calcext:value-type="float">
            <text:p>0,0834</text:p>
          </table:table-cell>
          <table:table-cell table:formula="of:=[.H31]+[.F31]/[.D31]" office:value-type="float" office:value="0.0834" calcext:value-type="float">
            <text:p>0,0834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umme</text:p>
          </table:table-cell>
          <table:table-cell table:number-columns-repeated="3"/>
          <table:table-cell table:formula="of:=SUM([.F2:.F28])" office:value-type="float" office:value="45.23" calcext:value-type="float">
            <text:p>45,23</text:p>
          </table:table-cell>
          <table:table-cell table:formula="of:=SUM([.G2:.G28])" office:value-type="float" office:value="1.13343333333333" calcext:value-type="float">
            <text:p>1,1334333333333</text:p>
          </table:table-cell>
          <table:table-cell table:formula="of:=SUM([.H2:.I28])" office:value-type="float" office:value="50.9405993333333" calcext:value-type="float">
            <text:p>50,9405993333333</text:p>
          </table:table-cell>
          <table:table-cell table:formula="of:=SUM([.I2:.I31])" office:value-type="float" office:value="26.5090663333333" calcext:value-type="float">
            <text:p>26,5090663333333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/>
          <table:table-cell table:style-name="Default" office:value-type="string" calcext:value-type="string">
            <text:p>Anteilig nebenkosten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table:formula="of:=[.M4]" office:value-type="float" office:value="645" calcext:value-type="float">
            <text:p>645</text:p>
          </table:table-cell>
          <table:table-cell table:style-name="Default" table:number-columns-repeated="3"/>
          <table:table-cell table:style-name="Default" table:formula="of:=[.E34]/[.D34]" office:value-type="float" office:value="16.125" calcext:value-type="float">
            <text:p>16,125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Wartung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E35]*[.D35]/30" office:value-type="float" office:value="1.66666666666667" calcext:value-type="float">
            <text:p>1,6666666666667</text:p>
          </table:table-cell>
          <table:table-cell table:style-name="Default" table:number-columns-repeated="1015"/>
        </table:table-row>
        <table:table-row table:style-name="ro5">
          <table:table-cell table:style-name="Default"/>
          <table:table-cell table:style-name="Default" office:value-type="string" calcext:value-type="string">
            <text:p>Arbeitskosten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office:value-type="float" office:value="30" calcext:value-type="float">
            <text:p>30</text:p>
          </table:table-cell>
          <table:table-cell table:style-name="Default" table:number-columns-repeated="1015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Default" table:number-columns-repeated="7"/>
          <table:table-cell table:style-name="Default" office:value-type="string" calcext:value-type="string">
            <text:p>Summe</text:p>
          </table:table-cell>
          <table:table-cell table:style-name="Default" table:formula="of:=[.I32]+[.I34]+[.I35]+[.I36]" office:value-type="float" office:value="74.300733" calcext:value-type="float">
            <text:p>74,300733</text:p>
          </table:table-cell>
          <table:table-cell table:style-name="Default" table:number-columns-repeated="1015"/>
        </table:table-row>
        <table:table-row table:style-name="ro5">
          <table:table-cell table:number-columns-repeated="4"/>
          <table:table-cell table:style-name="ce17"/>
          <table:table-cell table:number-columns-repeated="1019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formula="of:=SUM([.M2:.M40])" office:value-type="float" office:value="1290" calcext:value-type="float">
            <text:p>1290</text:p>
          </table:table-cell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8"/>
          <table:table-cell table:formula="of:=[.M44]/5" office:value-type="float" office:value="258" calcext:value-type="float">
            <text:p>258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5"/>
          <table:table-cell table:number-columns-repeated="1020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Aufbauschritte</text:p>
          </table:table-cell>
          <table:table-cell office:value-type="string" calcext:value-type="string">
            <text:p>Zeiten (min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Bauteile darauflö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office:value-type="string" calcext:value-type="string">
            <text:p>Bohren Gehäus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5">
          <table:table-cell office:value-type="string" calcext:value-type="string">
            <text:p>Zusammenbau Gehäu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packe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instellen / einlernen / test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5" table:number-rows-repeated="5">
          <table:table-cell table:style-name="Default" table:number-columns-repeated="1024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50:.B62])" office:value-type="float" office:value="47" calcext:value-type="float">
            <text:p>47</text:p>
          </table:table-cell>
          <table:table-cell table:number-columns-repeated="1022"/>
        </table:table-row>
      </table:table>
      <table:table table:name="Lager" table:style-name="ta3">
        <office:forms form:automatic-focus="false" form:apply-design-mode="false"/>
        <table:table-column table:style-name="co16" table:default-cell-style-name="ce14"/>
        <table:table-column table:style-name="co4" table:default-cell-style-name="ce14"/>
        <table:table-column table:style-name="co10" table:number-columns-repeated="126" table:default-cell-style-name="ce14"/>
        <table:table-row table:style-name="ro1"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tückzahl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Gehäuse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rduino 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atine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HC06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empSensor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433MhzSender</text:p>
          </table:table-cell>
          <table:table-cell office:value-type="float" office:value="30" calcext:value-type="float">
            <text:p>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iezzo</text:p>
          </table:table-cell>
          <table:table-cell office:value-type="float" office:value="35" calcext:value-type="float">
            <text:p>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teckdosen</text:p>
          </table:table-cell>
          <table:table-cell office:value-type="float" office:value="7" calcext:value-type="float">
            <text:p>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chalter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iderstände</text:p>
          </table:table-cell>
          <table:table-cell office:value-type="float" office:value="10" calcext:value-type="float">
            <text:p>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üllen</text:p>
          </table:table-cell>
          <table:table-cell office:value-type="float" office:value="20" calcext:value-type="float">
            <text:p>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ioden</text:p>
          </table:table-cell>
          <table:table-cell office:value-type="float" office:value="60" calcext:value-type="float">
            <text:p>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Karton</text:p>
          </table:table-cell>
          <table:table-cell office:value-type="float" office:value="50" calcext:value-type="float">
            <text:p>50</text:p>
          </table:table-cell>
          <table:table-cell table:number-columns-repeated="126"/>
        </table:table-row>
        <table:table-row table:style-name="ro1" table:number-rows-repeated="112">
          <table:table-cell table:number-columns-repeated="128"/>
        </table:table-row>
        <table:table-row table:style-name="ro1"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/>
      <style:map style:condition="value()&gt;=0" style:apply-style-name="N111P0"/>
      <style:map style:condition="value()&lt;0" style:apply-style-name="N111P1"/>
    </number:number-style>
    <number:date-style style:name="N112">
      <number:day number:style="long"/>
      <number:text>.</number:text>
      <number:month number:style="long"/>
      <number:text>.</number:text>
      <number:year number:calendar="gregorian"/>
    </number:date-style>
    <number:date-style style:name="N113">
      <number:month/>
      <number:text>/</number:text>
      <number:day/>
      <number:text>/</number:text>
      <number:year number:calendar="gregorian"/>
    </number:date-style>
    <number:date-style style:name="N114">
      <number:day/>
      <number:text>.</number:text>
      <number:month/>
      <number:text>.</number:text>
      <number:year number:calendar="gregorian"/>
    </number:date-style>
    <number:date-style style:name="N115">
      <number:day number:style="long"/>
      <number:text>.</number:text>
      <number:month number:style="long"/>
      <number:text>.</number:text>
      <number:year number:calendar="gregorian"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.00.0000</text:date>, <text:time style:data-style-name="N2" text:time-value="21:36:42.1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21:39:26.485000000</dc:date>
    <meta:creation-date>2015-12-06T14:20:59Z</meta:creation-date>
    <meta:editing-cycles>63</meta:editing-cycles>
    <meta:editing-duration>PT4H52M44S</meta:editing-duration>
    <meta:generator>LibreOffice/5.3.2.2$Windows_x86 LibreOffice_project/6cd4f1ef626f15116896b1d8e1398b56da0d0ee1</meta:generator>
    <meta:initial-creator>andre </meta:initial-creator>
    <meta:document-statistic meta:table-count="4" meta:cell-count="846" meta:object-count="0"/>
  </office:meta>
</office:document-meta>
</file>